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 Mono" svg:font-family="'DejaVu Sans Mono'" style:font-adornments="Gras" style:font-family-generic="modern" style:font-pitch="fixed"/>
    <style:font-face style:name="FreeMono" svg:font-family="FreeMono" style:font-adornments="Normal" style:font-family-generic="modern" style:font-pitch="fixed"/>
    <style:font-face style:name="Times New Roman" svg:font-family="'Times New Roman'" style:font-family-generic="roman" style:font-pitch="variable"/>
    <style:font-face style:name="LMSansQuot8" svg:font-family="LMSansQuot8" style:font-adornments="Normal" style:font-family-generic="swiss" style:font-pitch="variable"/>
    <style:font-face style:name="Lucida Sans" svg:font-family="'Lucida Sans'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Heading_20_2">
      <style:paragraph-properties fo:break-before="page"/>
    </style:style>
    <style:style style:name="P15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Heading">Projet Algorithme-Programmation : Puissance 4 </text:p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3">Ajouts et modifications <text:tab/>4</text:p>
          <text:p text:style-name="P4">I.Le Jeu<text:tab/>4</text:p>
          <text:p text:style-name="P4">II.Le Design <text:tab/>6</text:p>
          <text:p text:style-name="P4">III.Tests<text:tab/>7</text:p>
        </text:index-body>
      </text:table-of-content>
      <text:p text:style-name="Text_20_body"/>
      <text:h text:style-name="P14" text:outline-level="2">Ajouts et modifications </text:h>
      <text:h text:style-name="Heading_20_3" text:outline-level="3" text:is-list-header="true"/>
      <text:h text:style-name="Heading_20_3" text:outline-level="3">Le Jeu</text:h>
      <text:p text:style-name="Text_20_body"><text:tab/></text:p>
      <text:p text:style-name="Text_20_body"><text:span text:style-name="T3"><text:tab/>Les fonctions</text:span> </text:p>
      <text:p text:style-name="Text_20_body"/>
      <text:list xml:id="list170981223932303360" text:style-name="L1">
        <text:list-item>
          <text:p text:style-name="P5">Création de la fonction de test de victoire en diagonale de profil : </text:p>
        </text:list-item>
      </text:list>
      <text:p text:style-name="Text_20_body">bool TestVictoireDiagonale (const CVMatrice &amp; Mat, const unsigned NumLi, const unsigned NumCol, const bool CoupDuJoueur1) ;</text:p>
      <text:p text:style-name="Text_20_body">Cette fonction renvoie vrai si le pion qui vient d'être placé permet une victoire en diagonale.</text:p>
      <text:list xml:id="list6099591183374648385" text:style-name="L2">
        <text:list-item>
          <text:p text:style-name="P6">Amélioration de la fonction qui place un jeton dans la grille de profil :</text:p>
        </text:list-item>
      </text:list>
      <text:p text:style-name="Text_20_body">void PositionneJeton (CVMatrice &amp; Mat, const unsigned NumCol, unsigned &amp; NumLi, const bool CoupDuJoueur1) ;</text:p>
      <text:p text:style-name="Text_20_body">Cette dernière vérifie désormais si la colonne est pleine avant de placer le jeton. En effet, il faut que la colonne choisie par le joueur possède un emplacement vide.</text:p>
      <text:list xml:id="list5630815436337454095" text:style-name="L3">
        <text:list-item>
          <text:p text:style-name="P7">Amélioration de la fonction de test de victoire en colonne de profil :</text:p>
        </text:list-item>
      </text:list>
      <text:p text:style-name="Text_20_body">bool TestVictoireColonne (const CVMatrice &amp; Mat, const unsigned NumLi, const unsigned NumCol, const bool CoupDuJoueur1) ;</text:p>
      <text:p text:style-name="Text_20_body">Cette dernière prend désormais en compte la partie supérieure de la matrice.</text:p>
      <text:p text:style-name="Text_20_body"/>
      <text:p text:style-name="P1"><text:tab/><text:span text:style-name="T3">Les modes de Jeu</text:span> </text:p>
      <text:p text:style-name="Text_20_body"/>
      <text:list xml:id="list6175460544043710146" text:style-name="L4">
        <text:list-item>
          <text:p text:style-name="P8">Normal : </text:p>
        </text:list-item>
      </text:list>
      <text:p text:style-name="Text_20_body">Ce mode de jeu est un puissance 4 normal qui permet d'affronter un autre joueur. Ces joueurs ont le choix du nombre de partie(s) gagnante(s). Chaque victoire permet de gagner un point qui correspond à une partie gagnée. Le premier des joueurs à atteindre le nombre de partie(s) gagnante(s) remporte la victoire. Cette victoire est enregistrée dans un fichier « Historique.txt ».</text:p>
      <text:p text:style-name="Text_20_body">Si la grille du puissance 4 est remplie sans qu'aucun des joueurs ne gagne, un match nul est déclaré et aucun des joueurs ne gagne la partie. </text:p>
      <text:p text:style-name="Text_20_body">Le score des parties gagnées apparaît en live.</text:p>
      <text:list xml:id="list7433397041229687" text:style-name="L5">
        <text:list-item>
          <text:p text:style-name="P9">Arcade : (non abouti)</text:p>
        </text:list-item>
      </text:list>
      <text:p text:style-name="Text_20_body">Ce mode de jeu est puissance 4, toujours à 2 joueurs, en mode « tetris ». Lorsqu'au moins 4 jetons sont alignés, ils disparaissent et un point est attribué au joueur gagnant. S'il y avait des jetons au dessus, ils tombent. On peut ainsi réaliser des « combos » et enchaîner plusieurs alignements d'affilée (voire donner des points à l'adversaire par inadvertance). Si la grille est presque remplie, la ligne du bas s'efface et l'ensemble tombe d'un cran.</text:p>
      <text:p text:style-name="Text_20_body"/>
      <text:p text:style-name="Text_20_body">Les joueurs disposent de 50 jetons chacun. La partie se termine lorsque le stock de jetons est écoulé. La fonction a été abandonnée par manque de temps. Ce mode de jeu était complètement buggué et demandait trop d'investissement pour être corrigé.</text:p>
      <text:h text:style-name="P15" text:outline-level="3">Le Design </text:h>
      <text:p text:style-name="Text_20_body"/>
      <text:list xml:id="list9216906948905391842" text:style-name="L6">
        <text:list-item>
          <text:p text:style-name="P10">Ajout d'un menu afin que l'utilisateur puisse choisir entre le lancement d'une partie, les modifications des paramètres, l'affichage de l'historique et la fermeture du programme.</text:p>
        </text:list-item>
      </text:list>
      <text:list xml:id="list1561520828412347562" text:style-name="L7">
        <text:list-item>
          <text:list>
            <text:list-item>
              <text:list>
                <text:list-item>
                  <text:p text:style-name="P11">Le lancement d'une partie propose un choix du mode de jeu et la possibilité de revenir au menu.</text:p>
                </text:list-item>
                <text:list-item>
                  <text:p text:style-name="P11">Le menu de préférences permet de modifier les noms des joueurs ainsi que leurs jetons.</text:p>
                </text:list-item>
                <text:list-item>
                  <text:p text:style-name="P11">L'historique ouvre le fichier Historique.txt et affiche son contenu dans le terminal. La pression de la touche entrée renvoie au menu principal.</text:p>
                </text:list-item>
                <text:list-item>
                  <text:p text:style-name="P11">Le programme se termine.</text:p>
                </text:list-item>
              </text:list>
            </text:list-item>
          </text:list>
        </text:list-item>
      </text:list>
      <text:list xml:id="list6586551425868372767" text:style-name="L8">
        <text:list-item>
          <text:p text:style-name="P12">Ajout de couleurs dans les menus. Rouge pour le joueur 1 et bleu foncé pour le joueur 2. Les scores sont en bleu cyan et les options du menu de diverses couleurs sans charte pariculière.</text:p>
        </text:list-item>
        <text:list-item>
          <text:p text:style-name="P12">Affichage de Puissance 4 en ASCII à l'ouverture du programme dans le menu principal seulement.</text:p>
        </text:list-item>
      </text:list>
      <text:p text:style-name="Text_20_body"/>
      <text:h text:style-name="P15" text:outline-level="3">Les Tests</text:h>
      <text:list xml:id="list5544186080931744423" text:style-name="L9">
        <text:list-item>
          <text:p text:style-name="P13"/>
        </text:list-item>
      </text:list>
      <text:p text:style-name="Text_20_body">Victoire dans tous les cas</text:p>
      <text:p text:style-name="Text_20_body">Incohérence dans noms ou jetons</text:p>
      <text:p text:style-name="Text_20_body">Incrémentation fonctionn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DejaVu Sans Mono" svg:font-family="'DejaVu Sans Mono'" style:font-adornments="Gras" style:font-family-generic="modern" style:font-pitch="fixed"/>
    <style:font-face style:name="FreeMono" svg:font-family="FreeMono" style:font-adornments="Normal" style:font-family-generic="modern" style:font-pitch="fixed"/>
    <style:font-face style:name="Times New Roman" svg:font-family="'Times New Roman'" style:font-family-generic="roman" style:font-pitch="variable"/>
    <style:font-face style:name="LMSansQuot8" svg:font-family="LMSansQuot8" style:font-adornments="Normal" style:font-family-generic="swiss" style:font-pitch="variable"/>
    <style:font-face style:name="Lucida Sans" svg:font-family="'Lucida Sans'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>
        <style:tab-stops/>
      </style:paragraph-properties>
      <style:text-properties style:text-outline="true" style:font-name="Lucida Sans" fo:font-size="18pt" fo:text-shadow="1pt 1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LMSansQuot8" fo:font-size="115%" fo:font-weight="normal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text-outline="false" style:font-name="DejaVu Sans Mono" fo:font-size="14pt" fo:font-style="normal" fo:text-shadow="none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>
        <style:tab-stops/>
      </style:paragraph-properties>
      <style:text-properties style:text-outline="false" style:font-name="FreeMono" fo:font-size="12pt" fo:text-shadow="none" fo:font-weight="normal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I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T2" style:family="text">
      <style:text-properties style:text-position="0% 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Kilian SCOUR<text:tab/><text:tab/>1<text:span text:style-name="MT1">re </text:span><text:span text:style-name="MT2">Année </text:span><text:span text:style-name="MT1"><text:s/></text:span></text:p>
        <text:p text:style-name="Footer">Antoine MERINO<text:tab/><text:tab/>Groupe 1 </text:p>
        <text:p text:style-name="Footer">Thomas BIANCHINI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8T16:32:40</meta:creation-date>
    <dc:date>2012-12-20T08:25:18</dc:date>
    <meta:editing-duration>PT1H26M41S</meta:editing-duration>
    <meta:editing-cycles>4</meta:editing-cycles>
    <meta:generator>OpenOffice.org/3.4.1$Unix OpenOffice.org_project/341m1$Build-9593</meta:generator>
    <meta:document-statistic meta:table-count="0" meta:image-count="0" meta:object-count="0" meta:page-count="7" meta:paragraph-count="42" meta:word-count="572" meta:character-count="3391"/>
  </office:meta>
</office:document-meta>
</file>